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text-properties fo:color="#ff0000"/>
    </style:style>
    <style:style style:name="P5" style:family="paragraph" style:parent-style-name="Standard">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text-properties fo:color="#ff00ff"/>
    </style:style>
    <style:style style:name="P8" style:family="paragraph" style:parent-style-name="Standard" style:list-style-name="WWNum11">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10">
      <style:paragraph-properties fo:margin-left="0.5in" fo:margin-right="0in" fo:text-indent="-0.25in" style:auto-text-indent="false"/>
    </style:style>
    <style:style style:name="P15" style:family="paragraph" style:parent-style-name="Standard" style:list-style-name="WWNum9">
      <style:paragraph-properties fo:margin-left="0.5in" fo:margin-right="0in" fo:text-indent="-0.25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13">
      <style:paragraph-properties fo:margin-left="0.5in" fo:margin-right="0in" fo:text-indent="-0.25in" style:auto-text-indent="false"/>
    </style:style>
    <style:style style:name="P19" style:family="paragraph" style:parent-style-name="Standard" style:list-style-name="WWNum8">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7">
      <style:paragraph-properties fo:margin-left="1in" fo:margin-right="0in" fo:text-indent="-0.25in" style:auto-text-indent="false"/>
    </style:style>
    <style:style style:name="P22" style:family="paragraph" style:parent-style-name="Standard" style:list-style-name="WWNum4">
      <style:paragraph-properties fo:margin-left="1in" fo:margin-right="0in" fo:text-indent="-0.25in" style:auto-text-indent="false"/>
    </style:style>
    <style:style style:name="P23" style:family="paragraph" style:parent-style-name="Standard" style:master-page-name="Standard">
      <style:paragraph-properties fo:orphans="0" fo:widows="0" style:page-number="1"/>
    </style:style>
    <style:style style:name="P24" style:family="paragraph">
      <loext:graphic-properties draw:fill="solid" draw:fill-color="#a0a0a0"/>
      <style:paragraph-properties fo:text-align="center"/>
    </style:style>
    <style:style style:name="T1" style:family="text">
      <style:text-properties fo:color="#ff0000"/>
    </style:style>
    <style:style style:name="T2" style:family="text">
      <style:text-properties fo:font-size="14pt" fo:font-weight="bold" style:font-size-asian="14pt" style:font-weight-asian="bold" style:font-size-complex="14pt"/>
    </style:style>
    <style:style style:name="T3" style:family="text">
      <style:text-properties fo:color="#ff0000" fo:font-size="14pt" fo:font-weight="bold" style:font-size-asian="14pt" style:font-weight-asian="bold" style:font-size-complex="14pt"/>
    </style:style>
    <style:style style:name="T4" style:family="text">
      <style:text-properties fo:color="#ff0000" fo:font-weight="bold" style:font-weight-asian="bold"/>
    </style:style>
    <style:style style:name="T5" style:family="text">
      <style:text-properties fo:color="#ff0000"/>
    </style:style>
    <style:style style:name="T6" style:family="text">
      <style:text-properties fo:color="#ff0000" style:text-underline-style="none"/>
    </style:style>
    <style:style style:name="T7" style:family="text">
      <style:text-properties fo:color="#ff0000" fo:font-style="italic" style:font-style-asian="italic"/>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fo:color="#980000"/>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9755392" text:id="ct29755392">
          <text:insertion>
            <office:change-info>
              <dc:creator>RTheren</dc:creator>
              <dc:date>2019-07-08T21:00:01</dc:date>
            </office:change-info>
          </text:insertion>
        </text:changed-region>
        <text:changed-region xml:id="ct29891056" text:id="ct29891056">
          <text:insertion>
            <office:change-info>
              <dc:creator>RTheren</dc:creator>
              <dc:date>2019-07-08T21:11:04</dc:date>
            </office:change-info>
          </text:insertion>
        </text:changed-region>
        <text:changed-region xml:id="ct29643184" text:id="ct29643184">
          <text:insertion>
            <office:change-info>
              <dc:creator>RTheren</dc:creator>
              <dc:date>2019-07-08T21:14:22</dc:date>
            </office:change-info>
          </text:insertion>
        </text:changed-region>
        <text:changed-region xml:id="ct29719456" text:id="ct29719456">
          <text:deletion>
            <office:change-info>
              <dc:creator>John Wiggins</dc:creator>
              <dc:date>2019-07-10T17:10:03</dc:date>
            </office:change-info>
            <text:p text:style-name="P1"/>
            <text:p text:style-name="P1"><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LGCWDW <text:s/>- </text:span><text:span text:style-name="T3">????????? <text:s text:c="2"/></text:span></text:p>
      <text:p text:style-name="P1"><text:span text:style-name="T8">Colour key - </text:span><text:span text:style-name="T9">Venn</text:span><text:span text:style-name="T8"> </text:span><text:span text:style-name="T12">Pedro </text:span><text:span text:style-name="T4">Jill</text:span></text:p>
      <text:p text:style-name="P3"/>
      <text:p text:style-name="P1"><text:span text:style-name="T8">The Jill</text:span></text:p>
      <text:p text:style-name="P1"><text:a xlink:type="simple" xlink:href="https://meet.jit.si/jordan9000#config.disableAP=true&amp;config.disableAEC=true&amp;config.disableAGC=true" text:style-name="ListLabel_20_118" text:visited-style-name="ListLabel_20_118"><text:span text:style-name="T15">https://meet.jit.si/jordan9000#config.disableAP=true&amp;config.disableAEC=true&amp;config.disableAGC=true</text:span></text:a></text:p>
      <text:p text:style-name="P6"/>
      <text:p text:style-name="P1"><text:span text:style-name="T8">The Pedro </text:span></text:p>
      <text:p text:style-name="P1"><text:a xlink:type="simple" xlink:href="https://meet.jit.si/pedro9000#config.disableAP=true&amp;config.disableAEC=true&amp;config.disableAGC=true" text:style-name="ListLabel_20_118" text:visited-style-name="ListLabel_20_118"><text:span text:style-name="T15">https://meet.jit.si/pedro9000#config.disableAP=true&amp;config.disableAEC=true&amp;config.disableAGC=true</text:span></text:a></text:p>
      <text:p text:style-name="P3"/>
      <text:p text:style-name="P1"><draw:rect text:anchor-type="as-char" style:rel-width="100%" draw:z-index="0" draw:style-name="gr1" draw:text-style-name="P24"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4" svg:width="0.0012in" svg:height="0.0213in"><text:p/></draw:rect></text:p>
      <text:p text:style-name="P1"><text:span text:style-name="T17">Post story suggestions </text:span><text:span text:style-name="T18">HAR</text:span><text:span text:style-name="T19">!</text:span></text:p>
      <text:p text:style-name="P1"/>
      <text:p text:style-name="P1"><text:span text:style-name="T1">1.</text:span><text:change-start text:change-id="ct29755392"/><text:span text:style-name="T1"> </text:span>New Ryzen CPUs have problem booting on Linux: (RTheren)<text:line-break/><text:tab/>Most likely cause is RdRand<text:tab/>https://github.com/systemd/systemd/pull/12536/commits/1c53d4a070edbec8ad2d384ba0014d0eb6bae077<text:line-break/>https://www.phoronix.com/scan.php?page=news_item&amp;px=Ryzen-3K-RdRand-Systemd-Maybe<text:change-end text:change-id="ct29755392"/></text:p>
      <text:p text:style-name="P1"><text:span text:style-name="T1">2.</text:span><text:change-start text:change-id="ct29891056"/><text:span text:style-name="T1"> </text:span>Linux Kernel 5.2: (RTheren)<text:line-break/><text:tab/><text:a xlink:type="simple" xlink:href="http://lkml.iu.edu/hypermail/linux/kernel/1907.0/05444.html" text:style-name="ListLabel_20_119" text:visited-style-name="ListLabel_20_119">http://lkml.iu.edu/hypermail/linux/kernel/1907.0/05444.html</text:a><text:line-break/><text:tab/>Adds support for Intel Sound Open Firmware: https://www.sofproject.org/<text:change-end text:change-id="ct29891056"/></text:p>
      <text:p text:style-name="P1"><text:span text:style-name="T1">3.</text:span><text:change-start text:change-id="ct29643184"/><text:span text:style-name="T1"> </text:span>New version of GRUB 2 released: (RTheren)<text:line-break/><text:tab/>https://www.phoronix.com/scan.php?page=news_item&amp;px=GRUB-2.04-Released<text:change-end text:change-id="ct29643184"/></text:p>
      <text:p text:style-name="P1"><text:soft-page-break/><text:span text:style-name="T1">4.</text:span><text:span text:style-name="T20"> Raspberry PI admits they goofed on the USB C adapter (linuxgnuru)<text:line-break/></text:span><text:a xlink:type="simple" xlink:href="https://arstechnica.com/gadgets/2019/07/raspberry-pi-4-uses-incorrect-usb-c-design-wont-work-with-some-chargers/" text:style-name="ListLabel_20_120" text:visited-style-name="ListLabel_20_120"><text:span text:style-name="T20">https://arstechnica.com/gadgets/2019/07/raspberry-pi-4-uses-incorrect-usb-c-design-wont-work-with-some-chargers/</text:span></text:a><text:change text:change-id="ct29719456"/><text:span text:style-name="T1">5.</text:span></text:p>
      <text:p text:style-name="P1"/>
      <text:p text:style-name="P1"><draw:rect text:anchor-type="as-char" style:rel-width="100%" draw:z-index="2" draw:style-name="gr1" draw:text-style-name="P24" svg:width="0.0012in" svg:height="0.0213in"><text:p/></draw:rect></text:p>
      <text:p text:style-name="Standard"><text:span text:style-name="T3">Rundown: You know the drill </text:span></text:p>
      <text:p text:style-name="Standard"/>
      <text:p text:style-name="Standard"/>
      <text:p text:style-name="P6"/>
      <text:p text:style-name="P1"><draw:rect text:anchor-type="as-char" style:rel-width="100%" draw:z-index="3" draw:style-name="gr1" draw:text-style-name="P24" svg:width="0.0012in" svg:height="0.0213in"><text:p/></draw:rect></text:p>
      <text:p text:style-name="P1"><text:span text:style-name="T8">What we’re up to :</text:span></text:p>
      <text:p text:style-name="P1"><text:span text:style-name="T8">Venn - I ordered a vacuum tube. This is not a repeat from 1995. Also PSA </text:span><text:a xlink:type="simple" xlink:href="https://www.youtube.com/watch?v=EuWwq8Vidbk" text:style-name="ListLabel_20_118" text:visited-style-name="ListLabel_20_118"><text:span text:style-name="T15">this</text:span></text:a><text:span text:style-name="T8">. </text:span></text:p>
      <text:p text:style-name="P1"><text:span text:style-name="T8">Jill - Lots of shaking going on here in LA. <text:s/>I was at the local mall buying this plush penguin my Steve husband found when the 7.1 earthquake hit. <text:s/>But life goes on, and Monday night went to Community Hack Night at Riot Games once again :-D</text:span></text:p>
      <text:p text:style-name="P1"><text:span text:style-name="T8">Pedro - </text:span></text:p>
      <text:p text:style-name="Standard"><draw:rect text:anchor-type="as-char" style:rel-width="100%" draw:z-index="4" draw:style-name="gr1" draw:text-style-name="P24" svg:width="0.0012in" svg:height="0.0213in"><text:p/></draw:rect></text:p>
      <text:p text:style-name="Standard">News</text:p>
      <text:p text:style-name="Standard"/>
      <text:p text:style-name="Standard"><text:span text:style-name="T12">Red is officially Blue</text:span></text:p>
      <text:p text:style-name="Standard"><text:a xlink:type="simple" xlink:href="https://www.zdnet.com/article/ibm-closes-34-billion-red-hat-acquisition-now-its-time-to-deliver/" text:style-name="ListLabel_20_121" text:visited-style-name="ListLabel_20_121"><text:span text:style-name="T16">https://www.zdnet.com/article/ibm-closes-34-billion-red-hat-acquisition-now-its-time-to-deliver/</text:span></text:a></text:p>
      <text:list xml:id="list3836894238" text:style-name="WWNum11">
        <text:list-item>
          <text:p text:style-name="P8"><text:span text:style-name="T13">It’s official, Big Blue is now wearing a Red Hat and the latter are adamant that it will not change.</text:span></text:p>
        </text:list-item>
        <text:list-item>
          <text:p text:style-name="P8"><text:span text:style-name="T10">You can run a program created for the AS/400 in 1988 on a Power Systems server today with little or no changes.</text:span></text:p>
        </text:list-item>
        <text:list-item>
          <text:p text:style-name="P8"><text:span text:style-name="T10">Just saying. </text:span></text:p>
        </text:list-item>
        <text:list-item>
          <text:p text:style-name="P8"><text:soft-page-break/><text:span text:style-name="T10">OS/3 Bluehat</text:span></text:p>
        </text:list-item>
        <text:list-item>
          <text:p text:style-name="P8"><text:span text:style-name="T1">As we have stated before IBM CEO Ginni Rometty has promised to keep Red Hat independent, open source focused, and community driven under current management and CEO Jim Whitehurst.</text:span></text:p>
        </text:list-item>
        <text:list-item>
          <text:p text:style-name="P8"><text:span text:style-name="T1">Now IBM and Red Hat are positioned for their next phase of growth with continued partnerships with Amazon Web Services, Google Cloud, Microsoft Azure and other vendors for the multi-cloud future of private and public clouds.</text:span></text:p>
        </text:list-item>
      </text:list>
      <text:p text:style-name="P5"/>
      <text:p text:style-name="Standard"><text:span text:style-name="T9">Debian 10 Buster </text:span></text:p>
      <text:p text:style-name="Standard"><text:a xlink:type="simple" xlink:href="https://itsfoss.com/debian-10-buster/" text:style-name="ListLabel_20_121" text:visited-style-name="ListLabel_20_121"><text:span text:style-name="T16">https://itsfoss.com/debian-10-buster/</text:span></text:a></text:p>
      <text:p text:style-name="Standard"><text:a xlink:type="simple" xlink:href="https://www.debian.org/News/2019/20190706" text:style-name="ListLabel_20_121" text:visited-style-name="ListLabel_20_121"><text:span text:style-name="T16">https://www.debian.org/News/2019/20190706</text:span></text:a></text:p>
      <text:list xml:id="list1642061962" text:style-name="WWNum7">
        <text:list-item>
          <text:p text:style-name="P9"><text:span text:style-name="T10">Installed it on the Pedro box without issue. </text:span></text:p>
        </text:list-item>
        <text:list-item>
          <text:p text:style-name="P9"><text:span text:style-name="T10">First time installing Debian with a GUI. </text:span></text:p>
        </text:list-item>
        <text:list-item>
          <text:p text:style-name="P9"><text:span text:style-name="T10">Did the net install, smooth. </text:span></text:p>
        </text:list-item>
        <text:list-item>
          <text:p text:style-name="P9"><text:span text:style-name="T10">RT kernel + kxstudio business and whola! </text:span></text:p>
        </text:list-item>
        <text:list-item>
          <text:p text:style-name="P9"><text:span text:style-name="T13">Basically, this is just the final bake from when we last talked about the closing days leading up to the release.</text:span></text:p>
        </text:list-item>
        <text:list-item>
          <text:p text:style-name="P9"><text:span text:style-name="T13">Python 2 is officially being put out to pasture now.</text:span></text:p>
        </text:list-item>
        <text:list-item>
          <text:p text:style-name="P9"><text:span text:style-name="T1">A faster GNOME Desktop 3.30.</text:span></text:p>
          <text:list>
            <text:list-item>
              <text:p text:style-name="P21"><text:span text:style-name="T1">Packages moved from libgtk2+ to libgtk3+.</text:span></text:p>
            </text:list-item>
            <text:list-item>
              <text:p text:style-name="P21"><text:span text:style-name="T1">Defaults to Wayland instead of the Xorg display server.</text:span></text:p>
            </text:list-item>
          </text:list>
        </text:list-item>
        <text:list-item>
          <text:p text:style-name="P9"><text:span text:style-name="T1">And as we have talked about before, Debian being the swiss army knife of all distros, Buster supports more hardware and more Single-board Computers.</text:span></text:p>
          <text:list>
            <text:list-item>
              <text:p text:style-name="P21"><text:span text:style-name="T1">Including the new pine64_plus, pinebook for ARM64, ARMHF 64, Odroid HC1/HC2 boards etc. and RISC-V systems.</text:span></text:p>
            </text:list-item>
          </text:list>
        </text:list-item>
        <text:list-item>
          <text:p text:style-name="P9"><text:span text:style-name="T1">Last night I installed Debian 10 on my three monitor gaming rig in the hall, and it worked beautifully, like every other Debian distro before it.</text:span></text:p>
        </text:list-item>
        <text:list-item>
          <text:p text:style-name="P9"><text:span text:style-name="T1">And I did use the GUI Calameres Installer also for the first time like Venn did.</text:span></text:p>
        </text:list-item>
        <text:list-item>
          <text:p text:style-name="P9"><text:span text:style-name="T10">Firefox ESR! </text:span></text:p>
        </text:list-item>
        <text:list-item>
          <text:p text:style-name="P9"><text:soft-page-break/><text:span text:style-name="T10">This is going to be my new LTS for the studio. </text:span></text:p>
        </text:list-item>
      </text:list>
      <text:p text:style-name="P5"/>
      <text:p text:style-name="Standard"><text:span text:style-name="T12">Hunting 32-bit apps</text:span></text:p>
      <text:p text:style-name="Standard"><text:a xlink:type="simple" xlink:href="https://utcc.utoronto.ca/~cks/space/blog/linux/Finding32BitProgramsWithAudit" text:style-name="ListLabel_20_121" text:visited-style-name="ListLabel_20_121"><text:span text:style-name="T16">https://utcc.utoronto.ca/~cks/space/blog/linux/Finding32BitProgramsWithAudit</text:span></text:a></text:p>
      <text:list xml:id="list3190034535" text:style-name="WWNum6">
        <text:list-item>
          <text:p text:style-name="P10"><text:span text:style-name="T13">University of Toronto up in Canadia land is looking for all the 32 bits currently in use in their systems and their users’ systems.</text:span></text:p>
        </text:list-item>
        <text:list-item>
          <text:p text:style-name="P10"><text:span text:style-name="T10">It’s using the Linux kernel's audit system to track down the little nasties. </text:span></text:p>
        </text:list-item>
        <text:list-item>
          <text:p text:style-name="P10"><text:span text:style-name="T10">Proactive is best active. </text:span></text:p>
        </text:list-item>
      </text:list>
      <text:p text:style-name="Standard"/>
      <text:p text:style-name="Standard"><text:span text:style-name="T4">Pinebook preorders</text:span></text:p>
      <text:p text:style-name="Standard"><text:a xlink:type="simple" xlink:href="https://www.omgubuntu.co.uk/2019/07/pinebook-pro-preorder-july-25" text:style-name="ListLabel_20_121" text:visited-style-name="ListLabel_20_121"><text:span text:style-name="T16">https://www.omgubuntu.co.uk/2019/07/pinebook-pro-preorder-july-25</text:span></text:a></text:p>
      <text:list xml:id="list2938906979" text:style-name="WWNum12">
        <text:list-item>
          <text:p text:style-name="P11"><text:span text:style-name="T1">At the beginning of May, we talked about a recent prototype of the much anticipated Pinebook Pro Linux laptop that was being tested, and now we have a date to pre order.</text:span></text:p>
        </text:list-item>
        <text:list-item>
          <text:p text:style-name="P11"><text:span text:style-name="T1">The $199 PineBook Pro will be available for preorders July 25, 2019.</text:span></text:p>
        </text:list-item>
        <text:list-item>
          <text:p text:style-name="P11"><text:span text:style-name="T1">Your can choose from 3 distros at launch, a home-grown OS featuring the MATE desktop, a build of Chromium OS or Android.</text:span></text:p>
        </text:list-item>
        <text:list-item>
          <text:p text:style-name="P11"><text:span text:style-name="T13">I want one, but $200 for a toy is a little more than I, personally, am willing to shell out.</text:span></text:p>
        </text:list-item>
      </text:list>
      <text:p text:style-name="P5"/>
      <text:p text:style-name="Standard"><text:span text:style-name="T4">Pine 64 community</text:span><text:span text:style-name="T8"> </text:span></text:p>
      <text:p text:style-name="Standard"><text:a xlink:type="simple" xlink:href="https://www.techrepublic.com/article/developers-how-pine64-is-creating-a-community-to-compete-with-raspberry-pis/" text:style-name="ListLabel_20_121" text:visited-style-name="ListLabel_20_121"><text:span text:style-name="T16">https://www.techrepublic.com/article/developers-how-pine64-is-creating-a-community-to-compete-with-raspberry-pis/</text:span></text:a></text:p>
      <text:list xml:id="list2308188664" text:style-name="WWNum4">
        <text:list-item>
          <text:p text:style-name="P12"><text:span text:style-name="T1">In an article from TechRepublic--”Developers: How PINE64 is creating a community to compete with Raspberry Pi's”</text:span></text:p>
        </text:list-item>
        <text:list-item>
          <text:p text:style-name="P12"><text:span text:style-name="T1">Pine64 is taking the philosophy, community and interactivity that the Raspberry Pi has to the next level, by not only offering Single Board Computers, but the shells they are contained in, like laptops, tablets and phones.</text:span></text:p>
        </text:list-item>
        <text:list-item>
          <text:p text:style-name="P12"><text:span text:style-name="T1">In an interview with PINE64 community manager Lukasz Erecinski stated:</text:span></text:p>
          <text:list>
            <text:list-item>
              <text:p text:style-name="P22">“While SBCs are and will remain our bread and butter, there is no denying that our vision for PINE64 has expanded beyond the SBC market. The core aim of our project remains the same however—to foster a community and bring affordable ARM64 devices to developers and end-users . . . we are building eco-systems; that is to say, we strive for convergence between our SBCs and other ARM64 devices we manufacture.”</text:p>
            </text:list-item>
          </text:list>
        </text:list-item>
      </text:list>
      <text:p text:style-name="P7"><text:soft-page-break/></text:p>
      <text:p text:style-name="Standard"><text:span text:style-name="T9">Uk ISPs call Mozilla villains </text:span></text:p>
      <text:p text:style-name="Standard"><text:a xlink:type="simple" xlink:href="https://techcrunch.com/2019/07/05/isp-group-mozilla-internet-villain-dns-privacy/" text:style-name="ListLabel_20_121" text:visited-style-name="ListLabel_20_121"><text:span text:style-name="T16">https://techcrunch.com/2019/07/05/isp-group-mozilla-internet-villain-dns-privacy/</text:span></text:a></text:p>
      <text:list xml:id="list2847682399" text:style-name="WWNum2">
        <text:list-item>
          <text:p text:style-name="P13"><text:span text:style-name="T10">People don’t like being censored, shocking.</text:span></text:p>
        </text:list-item>
        <text:list-item>
          <text:p text:style-name="P13"><text:span text:style-name="T10">Team villain! </text:span></text:p>
        </text:list-item>
        <text:list-item>
          <text:p text:style-name="P13"><text:span text:style-name="T1">I love that Mozilla is continually “stirring the pot” for our internet privacy.</text:span></text:p>
        </text:list-item>
        <text:list-item>
          <text:p text:style-name="P13"><text:span text:style-name="T13">Okay… I was about to go back to using Chrome but now I’m not going anywhere!</text:span></text:p>
        </text:list-item>
      </text:list>
      <text:p text:style-name="Standard"/>
      <text:p text:style-name="Standard"><text:span text:style-name="T9">Cinelerra-GG gets CUDA</text:span></text:p>
      <text:p text:style-name="Standard"><text:a xlink:type="simple" xlink:href="https://www.cinelerra-gg.org/news-updates/june-news-even-more-masking-enhancements-have-been-added/" text:style-name="ListLabel_20_121" text:visited-style-name="ListLabel_20_121"><text:span text:style-name="T16">https://www.cinelerra-gg.org/news-updates/june-news-even-more-masking-enhancements-have-been-added/</text:span></text:a></text:p>
      <text:list xml:id="list1620385299" text:style-name="WWNum10">
        <text:list-item>
          <text:p text:style-name="P14"><text:span text:style-name="T10">NVENC added for rendering. </text:span></text:p>
        </text:list-item>
        <text:list-item>
          <text:p text:style-name="P14"><text:span text:style-name="T10">Support for CUDA 10. </text:span></text:p>
        </text:list-item>
        <text:list-item>
          <text:p text:style-name="P14"><text:span text:style-name="T10">Difficulty: Possibly the worst UX of any NLE in the history of ever. </text:span></text:p>
        </text:list-item>
        <text:list-item>
          <text:p text:style-name="P14"><text:span text:style-name="T1">The original Cinelerra by Heroine Virtual was released in 2002, and was the first NLE available on Linux.</text:span></text:p>
        </text:list-item>
        <text:list-item>
          <text:p text:style-name="P14"><text:span text:style-name="T1">It wasn’t the prettiest interface, but actually quite powerful </text:span><text:span text:style-name="T7">when</text:span><text:span text:style-name="T1"> it didn’t crash.</text:span></text:p>
        </text:list-item>
        <text:list-item>
          <text:p text:style-name="P14"><text:span text:style-name="T1">There are 3 branches of Cinelerra in the open source community, and Cinelerra-GG Infinity or “Good Guy” is the “rolling release” version with updated patches.</text:span></text:p>
        </text:list-item>
        <text:list-item>
          <text:p text:style-name="P14"><text:span text:style-name="T1">Last year I played with the Cinelerra-CV community version stable release, and was very impressed with how much improved the interface was and how stable it was, and that it didn’t crash.</text:span></text:p>
        </text:list-item>
        <text:list-item>
          <text:p text:style-name="P14"><text:span text:style-name="T1">Cinelerra--GG has all the tools needed by an NLE, including video editing, color correction, compositing, motion graphics and audio mastering.</text:span></text:p>
        </text:list-item>
        <text:list-item>
          <text:p text:style-name="P14"><text:span text:style-name="T1">And, honestly, it has a lot of the features that Davinci Resolve has with an interface that looks a bit Adobe Premiere Pro from the early 2000’s.</text:span></text:p>
        </text:list-item>
        <text:list-item>
          <text:p text:style-name="P14"><text:span text:style-name="T10">Like Premiere Pro and Softimage|3D, and AVID from the early 2000’s you need a book / class to grok the interface. </text:span></text:p>
        </text:list-item>
        <text:list-item>
          <text:p text:style-name="P14"><text:span text:style-name="T10">The old-school Windowed GIMP-like interface does not exactly help things. <text:s/></text:span></text:p>
        </text:list-item>
        <text:list-item>
          <text:p text:style-name="P14"><text:soft-page-break/><text:span text:style-name="T10">Powerful software, steep learning curve. </text:span></text:p>
        </text:list-item>
      </text:list>
      <text:p text:style-name="P4"/>
      <text:p text:style-name="Standard"><text:span text:style-name="T4">Kernel 5.2 </text:span><text:span text:style-name="T8">(RTheren)</text:span></text:p>
      <text:p text:style-name="Standard"><text:a xlink:type="simple" xlink:href="https://kernelnewbies.org/Linux_5.2" text:style-name="ListLabel_20_121" text:visited-style-name="ListLabel_20_121"><text:span text:style-name="T16">https://kernelnewbies.org/Linux_5.2</text:span></text:a></text:p>
      <text:list xml:id="list2596173625" text:style-name="WWNum9">
        <text:list-item>
          <text:p text:style-name="P15"><text:span text:style-name="T1">Linux Kernel 5.2 has been released and this is a HUGE release with 596,000 new lines of code committed!</text:span></text:p>
        </text:list-item>
        <text:list-item>
          <text:p text:style-name="P15"><text:span text:style-name="T1">Linux Torvalds dubbed Linux Kernel 5.2 “Bobtail Squid,” of course, inspired by his scuba diving adventures.</text:span></text:p>
        </text:list-item>
        <text:list-item>
          <text:p text:style-name="P15"><text:span text:style-name="T1">This release includes Sound Open Firmware, a project that brings open source firmware to DSP audio devices and was spearheaded by Google and Intel.</text:span></text:p>
        </text:list-item>
        <text:list-item>
          <text:p text:style-name="P15"><text:span text:style-name="T1">GeForce GTX 1650 gets Nouveau support.</text:span></text:p>
        </text:list-item>
        <text:list-item>
          <text:p text:style-name="P15"><text:span text:style-name="T1">New open source GPU drivers for ARM Mali devices.</text:span></text:p>
        </text:list-item>
        <text:list-item>
          <text:p text:style-name="P15"><text:span text:style-name="T1">Prep for next-gen AMD EPYC CPUs.</text:span></text:p>
        </text:list-item>
        <text:list-item>
          <text:p text:style-name="P15"><text:span text:style-name="T13">Case insensitive name lookups for Ext4</text:span></text:p>
        </text:list-item>
      </text:list>
      <text:p text:style-name="Standard"/>
      <text:p text:style-name="Standard"><text:span text:style-name="T10">Old Snaps</text:span></text:p>
      <text:p text:style-name="Standard"><text:a xlink:type="simple" xlink:href="https://www.omgubuntu.co.uk/2019/07/skype-snap-app-no-update" text:style-name="ListLabel_20_121" text:visited-style-name="ListLabel_20_121"><text:span text:style-name="T16">https://www.omgubuntu.co.uk/2019/07/skype-snap-app-no-update</text:span></text:a></text:p>
      <text:list xml:id="list390815509" text:style-name="WWNum1">
        <text:list-item>
          <text:p text:style-name="P16"><text:span text:style-name="T10">That's the "future": containers.</text:span></text:p>
        </text:list-item>
        <text:list-item>
          <text:p text:style-name="P16"><text:span text:style-name="T10">Have to update one thing </text:span><text:span text:style-name="T9">plus</text:span><text:span text:style-name="T10"> all the dependencies. </text:span></text:p>
        </text:list-item>
        <text:list-item>
          <text:p text:style-name="P16"><text:span text:style-name="T13">The article does mention the fact that snaps were introduced in an effort to combat the “fragmentation” of package managers.</text:span></text:p>
        </text:list-item>
        <text:list-item>
          <text:p text:style-name="P16"><text:span text:style-name="T13">However it’s only become the latest example of XKCD 927.</text:span></text:p>
        </text:list-item>
      </text:list>
      <text:p text:style-name="Standard"><draw:rect text:anchor-type="as-char" style:rel-width="100%" draw:z-index="5" draw:style-name="gr1" draw:text-style-name="P24" svg:width="0.0012in" svg:height="0.0213in"><text:p/></draw:rect></text:p>
      <text:p text:style-name="Standard">Plugs</text:p>
      <text:p text:style-name="Standard"/>
      <text:p text:style-name="Standard"><text:soft-page-break/>Jgirl</text:p>
      <text:p text:style-name="Standard"><draw:rect text:anchor-type="as-char" style:rel-width="100%" draw:z-index="6" draw:style-name="gr1" draw:text-style-name="P24" svg:width="0.0012in" svg:height="0.0213in"><text:p/></draw:rect></text:p>
      <text:p text:style-name="Standard">Slice of Pi</text:p>
      <text:p text:style-name="Standard"/>
      <text:p text:style-name="Standard"><text:span text:style-name="T12">ICE Tower Pi </text:span></text:p>
      <text:p text:style-name="Standard"><text:a xlink:type="simple" xlink:href="https://www.cnx-software.com/2019/07/05/raspberry-pi-4-cooling-fan/" text:style-name="ListLabel_20_121" text:visited-style-name="ListLabel_20_121"><text:span text:style-name="T16">https://www.cnx-software.com/2019/07/05/raspberry-pi-4-cooling-fan/</text:span></text:a></text:p>
      <text:list xml:id="list4248600354" text:style-name="WWNum5">
        <text:list-item>
          <text:p text:style-name="P17"><text:span text:style-name="T10">This cooler is just bloody adorable.</text:span></text:p>
        </text:list-item>
        <text:list-item>
          <text:p text:style-name="P17"><text:span text:style-name="T1">It’s compatible with all recent Pi boards, including the Raspberry Pi 4 and can reduce the temperature of the Raspberry Pi from 80°C to 40°C.</text:span></text:p>
        </text:list-item>
        <text:list-item>
          <text:p text:style-name="P17"><text:span text:style-name="T13">The scale looks about right compared to an ATX/mATX board.</text:span></text:p>
        </text:list-item>
      </text:list>
      <text:p text:style-name="Standard"/>
      <text:p text:style-name="Standard"><text:span text:style-name="T12">Faulty C</text:span></text:p>
      <text:p text:style-name="Standard"><text:a xlink:type="simple" xlink:href="https://arstechnica.com/gadgets/2019/07/raspberry-pi-4-uses-incorrect-usb-c-design-wont-work-with-some-chargers/" text:style-name="ListLabel_20_121" text:visited-style-name="ListLabel_20_121"><text:span text:style-name="T16">https://arstechnica.com/gadgets/2019/07/raspberry-pi-4-uses-incorrect-usb-c-design-wont-work-with-some-chargers/</text:span></text:a></text:p>
      <text:list xml:id="list768489617" text:style-name="WWNum13">
        <text:list-item>
          <text:p text:style-name="P18"><text:span text:style-name="T10">This falls into the hurr-durr category. </text:span></text:p>
        </text:list-item>
        <text:list-item>
          <text:p text:style-name="P18"><text:span text:style-name="T10">USB-C is a carpshoot to begin with, no need to hard-mode by going out of spec. </text:span></text:p>
        </text:list-item>
        <text:list-item>
          <text:p text:style-name="P18"><text:span text:style-name="T13">Basically, if you have a Type-C laptop charger/dock/cable, it will see the Pi as an audio device and not provide any extra power to it.</text:span></text:p>
        </text:list-item>
        <text:list-item>
          <text:p text:style-name="P18"><text:span text:style-name="T13">If a spec compliant type C cable is smart enough to refuse to send power to a circuit because it can identify an issue with it, you done goofed!</text:span></text:p>
        </text:list-item>
        <text:list-item>
          <text:p text:style-name="P18"><text:span text:style-name="T1">This will be fixed in a few months on upcoming boards, but until then, just use a non-e-marked cable, like the official Pi 4 charger.</text:span></text:p>
        </text:list-item>
      </text:list>
      <text:p text:style-name="Standard"><draw:rect text:anchor-type="as-char" style:rel-width="100%" draw:z-index="7" draw:style-name="gr1" draw:text-style-name="P24" svg:width="0.0012in" svg:height="0.0213in"><text:p/></draw:rect></text:p>
      <text:p text:style-name="Standard">Feedback</text:p>
      <text:p text:style-name="Standard"/>
      <text:p text:style-name="Standard">Slander</text:p>
      <text:p text:style-name="Standard"><text:soft-page-break/><text:a xlink:type="simple" xlink:href="https://linuxgamecast.com/bradley/?eH6rxEq" text:style-name="ListLabel_20_121" text:visited-style-name="ListLabel_20_121"><text:span text:style-name="T16">https://linuxgamecast.com/bradley/?eH6rxEq</text:span></text:a></text:p>
      <text:list xml:id="list37905512" text:style-name="WWNum8">
        <text:list-item>
          <text:p text:style-name="P19"><text:span text:style-name="T13">I just need the fine folks behind ckb-next to support it and the Kova is going to be living on Nory’s desk.</text:span></text:p>
        </text:list-item>
      </text:list>
      <text:p text:style-name="Standard"/>
      <text:p text:style-name="Standard">Switching </text:p>
      <text:p text:style-name="Standard"><text:a xlink:type="simple" xlink:href="https://linuxgamecast.com/bradley/?T9kK9wf" text:style-name="ListLabel_20_121" text:visited-style-name="ListLabel_20_121"><text:span text:style-name="T16">https://linuxgamecast.com/bradley/?T9kK9wf</text:span></text:a></text:p>
      <text:list xml:id="list3731083244" text:style-name="WWNum3">
        <text:list-item>
          <text:p text:style-name="P20"><text:span text:style-name="T13">Those are polar opposites of the rolling release thing.</text:span></text:p>
        </text:list-item>
        <text:list-item>
          <text:p text:style-name="P20"><text:span text:style-name="T13">Solus has some issues and the development philosophy is a bit baffling at times. </text:span></text:p>
        </text:list-item>
        <text:list-item>
          <text:p text:style-name="P20"><text:span text:style-name="T13">But seeing as it is one of the very few distros out right now that isn’t Debian or an LTS and runs the new Ryzen hotness, and my past year or so of using it non-stop on this box, that’d be my recommendation.</text:span></text:p>
        </text:list-item>
        <text:list-item>
          <text:p text:style-name="P20"><text:span text:style-name="T13">Then again, there are some people out there on the interwebs which swear ARCH!!1! is the second coming of Jesus Christ, so you’re probably better off trying it for yoursel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style style:name="ListLabel_20_120" style:display-name="ListLabel 120" style:family="text">
      <style:text-properties fo:color="#980000"/>
    </style:style>
    <style:style style:name="ListLabel_20_121" style:display-name="ListLabel 12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2" meta:word-count="1445" meta:character-count="9360" meta:non-whitespace-character-count="8074"/>
    <meta:generator>LibreOfficeDev/6.0.5.2$Linux_X86_64 LibreOffice_project/</meta:generator>
  </office:meta>
</office:document-meta>
</file>